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3022" officeooo:paragraph-rsid="00133022"/>
    </style:style>
    <style:style style:name="P2" style:family="paragraph" style:parent-style-name="Standard" style:list-style-name="L1">
      <style:text-properties officeooo:rsid="00133022" officeooo:paragraph-rsid="00133022"/>
    </style:style>
    <style:style style:name="P3" style:family="paragraph" style:parent-style-name="Standard" style:list-style-name="L2">
      <style:text-properties officeooo:rsid="00133022" officeooo:paragraph-rsid="00133022"/>
    </style:style>
    <style:style style:name="P4" style:family="paragraph" style:parent-style-name="Standard" style:list-style-name="L2">
      <style:text-properties officeooo:rsid="00133022" officeooo:paragraph-rsid="0013ddfc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33022" officeooo:paragraph-rsid="00133022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3ddfc" officeooo:paragraph-rsid="0013ddfc"/>
    </style:style>
    <style:style style:name="P7" style:family="paragraph" style:parent-style-name="Standard" style:list-style-name="L2">
      <style:text-properties officeooo:rsid="0013ddfc" officeooo:paragraph-rsid="0013ddfc"/>
    </style:style>
    <style:style style:name="P8" style:family="paragraph" style:parent-style-name="Standard" style:list-style-name="L3">
      <style:text-properties officeooo:rsid="0013ddfc" officeooo:paragraph-rsid="0013ddfc"/>
    </style:style>
    <style:style style:name="P9" style:family="paragraph" style:parent-style-name="Standard">
      <style:text-properties fo:font-size="14pt" fo:font-weight="bold" officeooo:rsid="00133022" officeooo:paragraph-rsid="0013302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3ddfc" officeooo:paragraph-rsid="0013ddfc" style:font-size-asian="14pt" style:font-weight-asian="bold" style:font-size-complex="14pt" style:font-weight-complex="bold"/>
    </style:style>
    <style:style style:name="P11" style:family="paragraph" style:parent-style-name="Standard" style:list-style-name="L3">
      <style:paragraph-properties fo:margin-left="2.501cm" fo:margin-right="0cm" fo:text-indent="-0.635cm" style:auto-text-indent="false"/>
      <style:text-properties officeooo:rsid="0013ddfc" officeooo:paragraph-rsid="0013ddfc"/>
    </style:style>
    <style:style style:name="P12" style:family="paragraph" style:parent-style-name="Standard" style:list-style-name="L3">
      <style:paragraph-properties fo:margin-left="1.251cm" fo:margin-right="0cm" fo:text-indent="-0.635cm" style:auto-text-indent="false"/>
      <style:text-properties officeooo:rsid="00158e17" officeooo:paragraph-rsid="00158e17"/>
    </style:style>
    <style:style style:name="T1" style:family="text">
      <style:text-properties fo:font-weight="bold"/>
    </style:style>
    <style:style style:name="T2" style:family="text">
      <style:text-properties officeooo:rsid="00133022"/>
    </style:style>
    <style:style style:name="T3" style:family="text">
      <style:text-properties officeooo:rsid="0013ddfc"/>
    </style:style>
    <style:style style:name="T4" style:family="text">
      <style:text-properties officeooo:rsid="00158e17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e d'intention « Atelier robotique »</text:p>
      <text:p text:style-name="P5"/>
      <text:p text:style-name="P9">Objet</text:p>
      <text:p text:style-name="P1">L'objet de cette note d'intention est de décrire les différentes étapes nécessaires à la création d'un atelier robotique au sein de la MJC de La Baule.</text:p>
      <text:p text:style-name="P1"/>
      <text:p text:style-name="P9">Définition</text:p>
      <text:p text:style-name="Standard">La <text:span text:style-name="T1">robotique</text:span> est l'ensemble des techniques <text:span text:style-name="T2">appliquées </text:span>permettant la conception et la réalisation de <text:a xlink:type="simple" xlink:href="https://fr.wikipedia.org/wiki/Système_automatisé">machines automatiques</text:a> ou de <text:a xlink:type="simple" xlink:href="https://fr.wikipedia.org/wiki/Robot"><text:span text:style-name="T1">robots</text:span></text:a>. <text:span text:style-name="T2">Ces techniques appliquées appartiennent à 4 domaines distincts :</text:span></text:p>
      <text:list xml:id="list879516937773445021" text:style-name="L1">
        <text:list-item>
          <text:p text:style-name="P2">Mécanique</text:p>
        </text:list-item>
        <text:list-item>
          <text:p text:style-name="P2">Électricité</text:p>
        </text:list-item>
        <text:list-item>
          <text:p text:style-name="P2">Électronique</text:p>
        </text:list-item>
        <text:list-item>
          <text:p text:style-name="P2">Informatique.</text:p>
        </text:list-item>
      </text:list>
      <text:p text:style-name="P1"/>
      <text:p text:style-name="P1"><text:span text:style-name="T6">Mécanique</text:span> :</text:p>
      <text:list xml:id="list5189717108166193758" text:style-name="L2">
        <text:list-item>
          <text:p text:style-name="P4">Freecad (7 à 8 semaines), <text:span text:style-name="T3">f</text:span>lacon de parfum</text:p>
        </text:list-item>
        <text:list-item>
          <text:p text:style-name="P3">IMP3D</text:p>
        </text:list-item>
        <text:list-item>
          <text:p text:style-name="P3">Pièces en bois</text:p>
        </text:list-item>
        <text:list-item>
          <text:p text:style-name="P3">Pièces du robot <text:span text:style-name="T3">hexapode</text:span></text:p>
        </text:list-item>
        <text:list-item>
          <text:p text:style-name="P7">Solutions technologiques de base</text:p>
        </text:list-item>
        <text:list-item>
          <text:p text:style-name="P7">Mouvements : rotation, guidage, translation, (rotule, joint de cardan).</text:p>
        </text:list-item>
      </text:list>
      <text:p text:style-name="P6"/>
      <text:p text:style-name="P10">Matériel<text:span text:style-name="T4">s</text:span> :</text:p>
      <text:list xml:id="list8967073548475787802" text:style-name="L3">
        <text:list-item>
          <text:p text:style-name="P8">Moteurs à courant continu</text:p>
        </text:list-item>
        <text:list-item>
          <text:p text:style-name="P8">Servomoteurs</text:p>
        </text:list-item>
        <text:list-item>
          <text:p text:style-name="P8">Actionneurs linéaires (vérin, fil à mémoire)</text:p>
        </text:list-item>
        <text:list-item>
          <text:p text:style-name="P8">Capteurs : </text:p>
        </text:list-item>
        <text:list-item>
          <text:p text:style-name="P11">Analogiques : tout ou rien, IR analogique, potentiomètre en mouvement</text:p>
        </text:list-item>
        <text:list-item>
          <text:p text:style-name="P11">Numériques : </text:p>
        </text:list-item>
        <text:list-item>
          <text:p text:style-name="P11">Bus : I2C, ISP, CAN</text:p>
        </text:list-item>
        <text:list-item>
          <text:p text:style-name="P12">Kit Arduino (référence?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1:37:30.307113756</meta:creation-date>
    <dc:date>2015-11-13T12:29:44.541128457</dc:date>
    <meta:editing-duration>PT4M57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50" meta:character-count="894" meta:non-whitespace-character-count="785"/>
  </office:meta>
</office:document-meta>
</file>